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123E37F729FD27E9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905"/>
    </style:style>
    <style:style style:name="P2" style:family="paragraph" style:parent-style-name="Standard">
      <style:paragraph-properties fo:text-align="start" style:justify-single-word="false"/>
      <style:text-properties officeooo:paragraph-rsid="001ab905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ab905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ab90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b905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ab905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ab90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b1e5"/>
    </style:style>
    <style:style style:name="T5" style:family="text">
      <style:text-properties officeooo:rsid="001c02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5809585849131686995" text:style-name="L1">
        <text:list-item>
          <text:p text:style-name="P5">Write the following numbers in scientific notation:</text:p>
        </text:list-item>
      </text:list>
      <text:p text:style-name="P2"><text:tab/>a. 1024<text:span text:style-name="T4">00</text:span> <text:tab/><text:tab/><text:tab/><text:tab/><text:tab/><text:tab/>g. 0.<text:span text:style-name="T5">00</text:span>7 kV</text:p>
      <text:p text:style-name="P2"/>
      <text:p text:style-name="P2"/>
      <text:p text:style-name="P2"><text:tab/>b. 0.007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<text:span text:style-name="T5">0</text:span>.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613566713758524665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203909448159599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203910295605267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203910566725845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203910971102113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3909756839152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3911159883414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3911207550468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23E37F729FD27E9.png" xlink:type="simple" xlink:show="embed" xlink:actuate="onLoad"/></draw:frame><draw:frame draw:style-name="Mfr1" draw:name="graphics1" text:anchor-type="paragraph" svg:x="0.0409in" svg:y="-0.4126in" svg:width="0.75in" svg:height="0.8in" draw:z-index="9"><draw:image xlink:href="Pictures/10000201000000EF00000100BAF499EAF797B926.png" xlink:type="simple" xlink:show="embed" xlink:actuate="onLoad"/></draw:frame> <text:s text:c="20"/>Name:<text:tab/><text:tab/><text:date style:data-style-name="N37" text:date-value="2016-08-29T20:39:09.29207044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21932977</meta:creation-date>
    <meta:editing-duration>PT7M7S</meta:editing-duration>
    <meta:editing-cycles>7</meta:editing-cycles>
    <meta:generator>LibreOffice/5.0.6.2$Linux_X86_64 LibreOffice_project/00$Build-2</meta:generator>
    <dc:date>2016-08-29T20:39:09.263090878</dc:date>
    <meta:document-statistic meta:table-count="0" meta:image-count="2" meta:object-count="6" meta:page-count="2" meta:paragraph-count="31" meta:word-count="142" meta:character-count="712" meta:non-whitespace-character-count="531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